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ojet 5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ext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nnee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toyag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ethode RFM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cess clustering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SN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entroïde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lections des variable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SN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finition centroide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Evaluation de la stabilité dans le temp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09:03:50.651545097</meta:creation-date>
    <dc:date>2021-12-24T14:04:13.192467816</dc:date>
    <meta:editing-duration>PT1H47M26S</meta:editing-duration>
    <meta:editing-cycles>2</meta:editing-cycles>
    <meta:generator>LibreOffice/6.4.7.2$Linux_X86_64 LibreOffice_project/40$Build-2</meta:generator>
    <meta:document-statistic meta:object-count="77"/>
  </office:meta>
</office:document-meta>
</file>